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18cm solid #000000"/>
    </style:style>
    <style:style style:name="podHeader" style:family="table-cell">
      <style:table-cell-properties fo:padding="0.1cm" fo:border="0.018cm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1" style:parent-style-name="Standard" style:family="paragraph">
      <style:text-properties officeooo:paragraph-rsid="001d1d08" officeooo:rsid="001ba168"/>
    </style:style>
    <style:style style:name="T1" style:family="text">
      <style:text-properties officeooo:rsid="001d1d08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This file tests a new way to insert POD expressions with fields.</text:p>
      <text:p text:style-name="Standard"/>
      <text:p text:style-name="Standard">Here is the OLD way, here is the NEW way, the NEW way.</text:p>
      <text:p text:style-name="Standard"/>
      <text:p text:style-name="P1">This <text:conditional-text text:condition="ooow:&quot;False&quot;" text:string-value-if-true="untouched expression" text:string-value-if-false="">untouched expression</text:conditional-text> <text:span text:style-name="T1">and </text:span><text:conditional-text text:condition="ooow:'False'" text:string-value-if-true="this one" text:string-value-if-false="">this one</text:conditional-text> needs to be left untouched in the result.</text:p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font-name="Liberation Serif" style:language-asian="zxx" style:language-complex="zxx" style:font-size-asian="10.5pt" style:font-name-asian="DejaVu Sans" fo:font-size="12pt" style:font-size-complex="12pt" style:country-asian="none" style:letter-kerning="true" style:font-name-complex="DejaVu Sans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BE" fo:language="fr" fo:hyphenation-push-char-count="2" style:font-name="Liberation Serif" style:language-asian="zxx" style:language-complex="zxx" style:font-size-asian="10.5pt" style:font-name-asian="DejaVu Sans" fo:font-size="12pt" style:font-size-complex="12pt" style:country-asian="none" style:letter-kerning="true" fo:hyphenate="false" style:font-name-complex="DejaVu Sans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ejaVu Sans" style:font-family-generic-complex="system" style:font-size-asian="14pt" fo:font-family="'Liberation Sans'" style:font-name="Liberation Sans" style:font-size-complex="14pt" style:font-family-asian="'DejaVu Sans'" style:font-name-asian="DejaVu Sans" style:font-family-complex="'DejaVu Sans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margin-bottom="0.212cm" loext:contextual-spacing="false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ëtan Delannay</meta:initial-creator>
    <meta:creation-date>2010-10-25T07:42:08</meta:creation-date>
    <dc:date>2017-03-10T11:26:07.036507282</dc:date>
    <meta:editing-duration>PT39M2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39" meta:character-count="210" meta:non-whitespace-character-count="174"/>
  </office:meta>
</office:document-meta>
</file>